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ookman Old Style" svg:font-family="'Bookman Old Style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3.5cm" fo:min-width="6.5cm"/>
    </style:style>
    <style:style style:name="gr2" style:family="graphic" style:parent-style-name="standard">
      <style:graphic-properties draw:stroke="solid" svg:stroke-width="0.353cm" svg:stroke-color="#567da7" draw:marker-start-width="0.729cm" draw:marker-end-width="0.729cm" svg:stroke-linecap="butt" draw:fill-color="#ffffff" draw:textarea-horizontal-align="justify" draw:textarea-vertical-align="middle" draw:auto-grow-height="false" fo:min-height="4.526cm" fo:min-width="8.518cm" fo:padding-top="0.301cm" fo:padding-bottom="0.301cm" fo:padding-left="0.426cm" fo:padding-right="0.426cm"/>
    </style:style>
    <style:style style:name="gr3" style:family="graphic" style:parent-style-name="standard">
      <style:graphic-properties draw:stroke="none" svg:stroke-width="0cm" draw:fill="none" draw:fill-color="#ffffff" draw:textarea-horizontal-align="justify" draw:textarea-vertical-align="middle" draw:auto-grow-height="false" fo:min-height="7cm" fo:min-width="11.425cm" draw:shadow="visible" draw:shadow-offset-x="0.212cm" draw:shadow-offset-y="0.212cm" draw:shadow-color="#000000" draw:shadow-opacity="70%" loext:shadow-blur="0.071cm"/>
      <style:paragraph-properties style:writing-mode="lr-tb"/>
    </style:style>
    <style:style style:name="gr4" style:family="graphic" style:parent-style-name="standard">
      <style:graphic-properties draw:stroke="none" svg:stroke-width="0cm" svg:stroke-color="#567da7" draw:marker-start-width="0.729cm" draw:marker-end-width="0.729cm" svg:stroke-linecap="butt" draw:fill-color="#ffffff" draw:textarea-horizontal-align="justify" draw:textarea-vertical-align="middle" draw:auto-grow-height="false" fo:min-height="8.236cm" fo:min-width="7.986cm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width="0cm" draw:fill="none" draw:fill-color="#ffffff" draw:textarea-horizontal-align="justify" draw:textarea-vertical-align="middle" draw:auto-grow-height="false" fo:min-height="11.75cm" fo:min-width="10.3cm" draw:shadow="visible" draw:shadow-offset-x="0.212cm" draw:shadow-offset-y="0.212cm" draw:shadow-color="#000000" draw:shadow-opacity="70%" loext:shadow-blur="0.071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  <style:text-properties fo:color="#567da7" loext:opacity="100%" style:font-name="Bookman Old Style" fo:letter-spacing="0.071cm" fo:text-shadow="none" fo:font-weight="600" fo:background-color="transparent" style:font-weight-asian="bold" style:font-weight-complex="bold" style:font-relief="none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567da7" loext:opacity="100%" style:font-name="Bookman Old Style" fo:letter-spacing="0.071cm" fo:text-shadow="none" fo:font-weight="600" fo:background-color="transparent" style:font-weight-asian="bold" style:font-weight-complex="bold" style:font-relief="none"/>
    </style:style>
    <style:style style:name="T1" style:family="text">
      <style:text-properties fo:color="#567da7" loext:opacity="100%" style:font-name="Bookman Old Style" fo:font-size="111.699996948242pt" fo:letter-spacing="0.071cm" fo:text-shadow="none" fo:font-weight="600" fo:background-color="transparent" style:font-size-asian="111.699996948242pt" style:font-weight-asian="bold" style:font-size-complex="111.699996948242pt" style:font-weight-complex="bold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3.75cm" svg:x="6.5cm" svg:y="10.7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13.25cm" svg:height="7.25cm" svg:x="3.75cm" svg:y="2.1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1.925cm" svg:height="7.25cm" svg:x="4.413cm" svg:y="2.125cm">
            <text:p text:style-name="P2"><text:span text:style-name="T1">DPW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draw:text-style-name="P1" draw:layer="layout" svg:width="12cm" svg:height="12cm" svg:x="3cm" svg:y="17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10.8cm" svg:height="12cm" svg:x="3.6cm" svg:y="17.5cm">
            <text:p text:style-name="P2"><text:span text:style-name="T1">DPW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ookman Old Style" svg:font-family="'Bookman Old Style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C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6T10:13:06.327000000</meta:creation-date>
    <dc:date>2023-05-04T00:16:29.397601172</dc:date>
    <meta:editing-duration>PT3H12M2S</meta:editing-duration>
    <meta:editing-cycles>11</meta:editing-cycles>
    <meta:generator>LibreOffice/7.3.7.2$Linux_X86_64 LibreOffice_project/30$Build-2</meta:generator>
    <meta:document-statistic meta:object-count="7"/>
  </office:meta>
</office:document-meta>
</file>